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, Verdana, Geneva, sans-serif"/>
    <style:font-face style:name="DejaVu Sans" svg:font-family="'DejaVu Sans', Verdana, Geneva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555555"/>
    </style:style>
    <style:style style:name="gr2" style:family="graphic" style:parent-style-name="standard">
      <style:graphic-properties draw:stroke="none" svg:stroke-width="0.035cm" draw:stroke-linejoin="miter" draw:fill="solid" draw:fill-color="#007ec6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555555"/>
    </style:style>
    <style:style style:name="P2" style:family="paragraph">
      <loext:graphic-properties draw:fill="solid" draw:fill-color="#007ec6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fo:color="#ffffff" style:font-name="DejaVu Sans1" fo:font-size="11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729cm" svg:height="0.706cm" svg:x="0cm" svg:y="0cm" svg:viewBox="0 0 1730 707" draw:points="0,0 1730,0 1730,707 0,707">
          <text:p/>
        </draw:polygon>
        <draw:polygon draw:style-name="gr2" draw:text-style-name="P2" draw:layer="layout" svg:width="4.17cm" svg:height="0.706cm" svg:x="1.729cm" svg:y="0cm" svg:viewBox="0 0 4171 707" draw:points="0,0 4171,0 4171,707 0,707">
          <text:p/>
        </draw:polygon>
        <draw:frame draw:style-name="gr3" draw:text-style-name="P4" draw:layer="layout" svg:width="1.357cm" svg:height="0.454cm" svg:x="0.2cm" svg:y="0.135cm">
          <draw:text-box>
            <text:p text:style-name="P3"><text:span text:style-name="T1">python</text:span></text:p>
          </draw:text-box>
        </draw:frame>
        <draw:frame draw:style-name="gr3" draw:text-style-name="P4" draw:layer="layout" svg:width="3.744cm" svg:height="0.454cm" svg:x="1.956cm" svg:y="0.104cm">
          <draw:text-box>
            <text:p text:style-name="P3"><text:span text:style-name="T1">2.7 | <text:s/>3.5 | 3.6 | 3.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, Verdana, Geneva, sans-serif"/>
    <style:font-face style:name="DejaVu Sans" svg:font-family="'DejaVu Sans', Verdana, Geneva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vggradient0" draw:style="linear" draw:start-color="#bbbbbb" draw:end-color="#000000" draw:start-intensity="100%" draw:end-intensity="100%" draw:angle="0" draw:border="0%"/>
    <draw:opacity draw:name="svgopacity0" draw:style="linear" draw:start="10%" draw:end="1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9cm" fo:page-height="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8T17:00:10.354000000</dc:date>
    <meta:editing-duration>PT5M30S</meta:editing-duration>
    <meta:editing-cycles>1</meta:editing-cycles>
    <meta:document-statistic meta:object-count="4"/>
    <meta:generator>LibreOffice/5.1.0.3$Windows_x86 LibreOffice_project/5e3e00a007d9b3b6efb6797a8b8e57b51ab1f737</meta:generator>
  </office:meta>
</office:document-meta>
</file>